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36.34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49.71mm"/>
    </style:style>
    <style:style style:name="co5" style:family="table-column">
      <style:table-column-properties fo:break-before="auto" style:column-width="45.1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22mm" fo:break-before="auto" style:use-optimal-row-height="true"/>
    </style:style>
    <style:style style:name="ro4" style:family="table-row">
      <style:table-row-properties style:row-height="33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cell-protect="none" style:print-content="true" fo:border="none" style:vertical-align="to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8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ocatio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Outdoor</text:p>
          </table:table-cell>
          <table:table-cell table:style-name="ce5"/>
          <table:table-cell table:style-name="Default" table:number-columns-repeated="2"/>
          <table:table-cell table:number-columns-repeated="1019"/>
        </table:table-row>
        <table:table-row table:style-name="ro3">
          <table:table-cell/>
          <table:table-cell table:style-name="ce3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Landscape</text:p>
          </table:table-cell>
          <table:table-cell table:style-name="ce9" office:value-type="string" calcext:value-type="string">
            <text:p>Seaside</text:p>
            <text:p>Beach</text:p>
            <text:p>Garden</text:p>
            <text:p>Park</text:p>
            <text:p>...</text:p>
          </table:table-cell>
          <table:table-cell table:number-columns-repeated="1019"/>
        </table:table-row>
        <table:table-row table:style-name="ro4">
          <table:table-cell/>
          <table:table-cell table:style-name="ce3"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Transportation</text:p>
          </table:table-cell>
          <table:table-cell table:style-name="ce9" office:value-type="string" calcext:value-type="string">
            <text:p>Boat</text:p>
            <text:p>Train</text:p>
            <text:p>Plane</text:p>
            <text:p>Bus</text:p>
            <text:p>Car</text:p>
            <text:p>Carriage</text:p>
            <text:p>Spaceship</text:p>
            <text:p>...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Undefined</text:p>
          </table:table-cell>
          <table:table-cell table:style-name="ce9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ndoor</text:p>
          </table:table-cell>
          <table:table-cell table:style-name="ce5"/>
          <table:table-cell table:style-name="ce6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Place of education</text:p>
          </table:table-cell>
          <table:table-cell table:style-name="ce9" office:value-type="string" calcext:value-type="string">
            <text:p>School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 office:value-type="string" calcext:value-type="string">
            <text:p>College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 office:value-type="string" calcext:value-type="string">
            <text:p>Kindergarten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 office:value-type="string" calcext:value-type="string">
            <text:p>University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Workplace</text:p>
          </table:table-cell>
          <table:table-cell table:style-name="ce9"/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Home (dwelling)</text:p>
          </table:table-cell>
          <table:table-cell table:style-name="ce9"/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Place of worship</text:p>
          </table:table-cell>
          <table:table-cell table:style-name="ce9" office:value-type="string" calcext:value-type="string">
            <text:p>Church <text:s text:c="30"/>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Place of recreation</text:p>
          </table:table-cell>
          <table:table-cell table:style-name="ce9" office:value-type="string" calcext:value-type="string">
            <text:p>Café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 office:value-type="string" calcext:value-type="string">
            <text:p>Library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 office:value-type="string" calcext:value-type="string">
            <text:p>Bookshop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 office:value-type="string" calcext:value-type="string">
            <text:p>Theater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 office:value-type="string" calcext:value-type="string">
            <text:p>Shop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Institutions (confined places)</text:p>
          </table:table-cell>
          <table:table-cell table:style-name="ce9" office:value-type="string" calcext:value-type="string">
            <text:p>Prison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/>
          <table:table-cell table:style-name="ce7"/>
          <table:table-cell table:style-name="ce9" office:value-type="string" calcext:value-type="string">
            <text:p>Hospital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/>
          <table:table-cell table:style-name="ce7"/>
          <table:table-cell table:style-name="ce9" office:value-type="string" calcext:value-type="string">
            <text:p>Army barracks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/>
          <table:table-cell table:style-name="ce7"/>
          <table:table-cell table:style-name="ce9" office:value-type="string" calcext:value-type="string">
            <text:p>Boarding schools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Undefined</text:p>
          </table:table-cell>
          <table:table-cell table:style-name="ce9"/>
          <table:table-cell table:number-columns-repeated="1019"/>
        </table:table-row>
        <table:table-row table:style-name="ro2">
          <table:table-cell/>
          <table:table-cell table:style-name="ce3"/>
          <table:table-cell table:style-name="ce5" table:number-columns-repeated="2"/>
          <table:table-cell table:style-name="ce9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known</text:p>
          </table:table-cell>
          <table:table-cell table:style-name="ce5"/>
          <table:table-cell table:style-name="ce3"/>
          <table:table-cell table:style-name="ce9"/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7:57:22.782650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45:51.563221314</meta:creation-date>
    <dc:date>2016-02-02T08:04:13.464993178</dc:date>
    <meta:editing-duration>PT13M44S</meta:editing-duration>
    <meta:editing-cycles>3</meta:editing-cycles>
    <meta:generator>LibreOffice/4.4.6.3$Linux_X86_64 LibreOffice_project/40m0$Build-3</meta:generator>
    <meta:document-statistic meta:table-count="1" meta:cell-count="43" meta:object-count="0"/>
  </office:meta>
</office:document-meta>
</file>